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972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_test_gosdtnoc" table:style-name="ta1">
        <table:shapes>
          <draw:frame draw:z-index="0" draw:style-name="gr1" draw:text-style-name="P1" svg:width="7.2366in" svg:height="4.0705in" svg:x="9.0606in" svg:y="0.9701in">
            <draw:object draw:notify-on-update-of-ranges="reg_test_gosdtnoc.B2:reg_test_gosdtnoc.B24 reg_test_gosdtnoc.D1:reg_test_gosdtnoc.D1 reg_test_gosdtnoc.D2:reg_test_gosdtnoc.D24 reg_test_gosdtnoc.B2:reg_test_gosdtnoc.B24 reg_test_gosdtnoc.F1:reg_test_gosdtnoc.F1 reg_test_gosdtnoc.F2:reg_test_gosdtnoc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Datasetpath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173089504241943" calcext:value-type="float">
            <text:p>0.017308950424194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1818181818182" calcext:value-type="float">
            <text:p>0.18181818181818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16446590423584" calcext:value-type="float">
            <text:p>0.016446590423584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65289256198347" calcext:value-type="float">
            <text:p>0.16528925619834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27229595184326" calcext:value-type="float">
            <text:p>0.022722959518433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50262960180316" calcext:value-type="float">
            <text:p>0.15026296018031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52578258514404" calcext:value-type="float">
            <text:p>0.025257825851441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36602691073014" calcext:value-type="float">
            <text:p>0.136602691073014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64048576354981" calcext:value-type="float">
            <text:p>0.026404857635498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24184264611831" calcext:value-type="float">
            <text:p>0.12418426461183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82864570617676" calcext:value-type="float">
            <text:p>0.028286457061768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12894786010755" calcext:value-type="float">
            <text:p>0.11289478601075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311830043792725" calcext:value-type="float">
            <text:p>0.031183004379273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02631623646141" calcext:value-type="float">
            <text:p>0.10263162364614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98769474029541" calcext:value-type="float">
            <text:p>0.029876947402954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933014760419466" calcext:value-type="float">
            <text:p>0.09330147604194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77767181396484" calcext:value-type="float">
            <text:p>0.027776718139649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84819523674497" calcext:value-type="float">
            <text:p>0.08481952367449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66098690032959" calcext:value-type="float">
            <text:p>0.066098690032959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71086578859063" calcext:value-type="float">
            <text:p>0.0771086578859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29355907440186" calcext:value-type="float">
            <text:p>0.129355907440186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00987798962785" calcext:value-type="float">
            <text:p>0.07009877989627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32701396942139" calcext:value-type="float">
            <text:p>0.132701396942139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637261635420713" calcext:value-type="float">
            <text:p>0.06372616354207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47973537445068" calcext:value-type="float">
            <text:p>0.147973537445068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79328759473376" calcext:value-type="float">
            <text:p>0.05793287594733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356046676635742" calcext:value-type="float">
            <text:p>0.35604667663574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2666250861216" calcext:value-type="float">
            <text:p>0.05266625086121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732687473297119" calcext:value-type="float">
            <text:p>0.732687473297119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478784098738327" calcext:value-type="float">
            <text:p>0.047878409873833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963317394256592" calcext:value-type="float">
            <text:p>0.96331739425659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435258271580297" calcext:value-type="float">
            <text:p>0.04352582715803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2.03890776634216" calcext:value-type="float">
            <text:p>2.03890776634216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39568933780027" calcext:value-type="float">
            <text:p>0.03956893378002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4.50019240379334" calcext:value-type="float">
            <text:p>4.50019240379334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359717579818427" calcext:value-type="float">
            <text:p>0.035971757981843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8.00482535362244" calcext:value-type="float">
            <text:p>8.00482535362244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327015981653116" calcext:value-type="float">
            <text:p>0.03270159816531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18.3066005706787" calcext:value-type="float">
            <text:p>18.3066005706787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297287256048287" calcext:value-type="float">
            <text:p>0.02972872560482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38.0239005088806" calcext:value-type="float">
            <text:p>38.0239005088806</text:p>
          </table:table-cell>
          <table:table-cell office:value-type="float" office:value="0.969" calcext:value-type="float">
            <text:p>0.969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270261141862079" calcext:value-type="float">
            <text:p>0.0270261141862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88.0598168373108" calcext:value-type="float">
            <text:p>88.0598168373108</text:p>
          </table:table-cell>
          <table:table-cell office:value-type="float" office:value="0.969" calcext:value-type="float">
            <text:p>0.969</text:p>
          </table:table-cell>
          <table:table-cell office:value-type="float" office:value="0.928051001821494" calcext:value-type="float">
            <text:p>0.928051001821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1:40:42.780955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04:33:25.145330154</dc:date>
    <meta:editing-duration>PT3H5M58S</meta:editing-duration>
    <meta:editing-cycles>2</meta:editing-cycles>
    <meta:generator>LibreOffice/6.4.7.2$Linux_X86_64 LibreOffice_project/40$Build-2</meta:generator>
    <meta:document-statistic meta:table-count="1" meta:cell-count="13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025" chart:maximum="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82cm" svg:height="10.34cm" xlink:href=".." xlink:type="simple" chart:class="chart:scatter" chart:style-name="ch1">
        <chart:legend chart:legend-position="end" svg:x="14.63cm" svg:y="4.622cm" style:legend-expansion="high" chart:style-name="ch2"/>
        <chart:plot-area chart:style-name="ch3" table:cell-range-address="reg_test_gosdtnoc.B2:reg_test_gosdtnoc.B24 reg_test_gosdtnoc.D1:reg_test_gosdtnoc.D24 reg_test_gosdtnoc.F1:reg_test_gosdtnoc.F24" chart:data-source-has-labels="row" svg:x="1.378cm" svg:y="0.206cm" svg:width="11.957cm" svg:height="8.947cm">
          <chartooo:coordinate-region svg:x="2.29cm" svg:y="0.406cm" svg:width="10.317cm" svg:height="8.1cm"/>
          <chart:axis chart:dimension="x" chart:name="primary-x" chart:style-name="ch4">
            <chart:title svg:x="6.24cm" svg:y="9.359cm" chart:style-name="ch5">
              <text:p>Regularization</text:p>
            </chart:title>
          </chart:axis>
          <chart:axis chart:dimension="y" chart:name="primary-y" chart:style-name="ch6">
            <chart:title svg:x="0.451cm" svg:y="5.848cm" chart:style-name="ch7">
              <text:p>Execution Time</text:p>
            </chart:title>
            <chart:grid chart:style-name="ch8" chart:class="major"/>
          </chart:axis>
          <chart:axis chart:dimension="y" chart:name="secondary-y" chart:style-name="ch9">
            <chart:title svg:x="13.702cm" svg:y="5.742cm" chart:style-name="ch7">
              <text:p>Test Accuracy</text:p>
            </chart:title>
          </chart:axis>
          <chart:series chart:attached-axis="primary-y" chart:style-name="ch10" chart:values-cell-range-address="reg_test_gosdtnoc.D2:reg_test_gosdtnoc.D24" chart:label-cell-address="reg_test_gosdtnoc.D1:reg_test_gosdtnoc.D1" chart:class="chart:scatter">
            <chart:domain table:cell-range-address="reg_test_gosdtnoc.B2:reg_test_gosdtnoc.B24"/>
            <chart:data-point chart:repeated="23"/>
          </chart:series>
          <chart:series chart:attached-axis="secondary-y" chart:style-name="ch11" chart:values-cell-range-address="reg_test_gosdtnoc.F2:reg_test_gosdtnoc.F24" chart:label-cell-address="reg_test_gosdtnoc.F1:reg_test_gosdtnoc.F1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ecution Time</text:p>
                <draw:g>
                  <svg:desc>reg_test_gosdtnoc.D1:reg_test_gosdtnoc.D1</svg:desc>
                </draw:g>
              </table:table-cell>
              <table:table-cell office:value-type="string">
                <text:p>Test Accuracy</text:p>
                <draw:g>
                  <svg:desc>reg_test_gosdtnoc.F1:reg_test_gosdtno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reg_test_gosdtnoc.B2:reg_test_gosdtnoc.B24</svg:desc>
                </draw:g>
              </table:table-cell>
              <table:table-cell office:value-type="float" office:value="0.0173089504241943">
                <text:p>0.0173089504241943</text:p>
                <draw:g>
                  <svg:desc>reg_test_gosdtnoc.D2:reg_test_gosdtnoc.D24</svg:desc>
                </draw:g>
              </table:table-cell>
              <table:table-cell office:value-type="float" office:value="0.621129326047359">
                <text:p>0.621129326047359</text:p>
                <draw:g>
                  <svg:desc>reg_test_gosdtnoc.F2:reg_test_gosdtnoc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16446590423584">
                <text:p>0.016446590423584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0.0227229595184326">
                <text:p>0.0227229595184326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262960180316">
                <text:p>0.150262960180316</text:p>
              </table:table-cell>
              <table:table-cell office:value-type="float" office:value="0.0252578258514404">
                <text:p>0.0252578258514404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602691073014">
                <text:p>0.136602691073014</text:p>
              </table:table-cell>
              <table:table-cell office:value-type="float" office:value="0.0264048576354981">
                <text:p>0.0264048576354981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184264611831">
                <text:p>0.124184264611831</text:p>
              </table:table-cell>
              <table:table-cell office:value-type="float" office:value="0.0282864570617676">
                <text:p>0.0282864570617676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2894786010755">
                <text:p>0.112894786010755</text:p>
              </table:table-cell>
              <table:table-cell office:value-type="float" office:value="0.0311830043792725">
                <text:p>0.0311830043792725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631623646141">
                <text:p>0.102631623646141</text:p>
              </table:table-cell>
              <table:table-cell office:value-type="float" office:value="0.0298769474029541">
                <text:p>0.0298769474029541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33014760419466">
                <text:p>0.0933014760419466</text:p>
              </table:table-cell>
              <table:table-cell office:value-type="float" office:value="0.0277767181396484">
                <text:p>0.0277767181396484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819523674497">
                <text:p>0.084819523674497</text:p>
              </table:table-cell>
              <table:table-cell office:value-type="float" office:value="0.066098690032959">
                <text:p>0.066098690032959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71086578859063">
                <text:p>0.0771086578859063</text:p>
              </table:table-cell>
              <table:table-cell office:value-type="float" office:value="0.129355907440186">
                <text:p>0.129355907440186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0987798962785">
                <text:p>0.0700987798962785</text:p>
              </table:table-cell>
              <table:table-cell office:value-type="float" office:value="0.132701396942139">
                <text:p>0.132701396942139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37261635420713">
                <text:p>0.0637261635420713</text:p>
              </table:table-cell>
              <table:table-cell office:value-type="float" office:value="0.147973537445068">
                <text:p>0.147973537445068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79328759473376">
                <text:p>0.0579328759473376</text:p>
              </table:table-cell>
              <table:table-cell office:value-type="float" office:value="0.356046676635742">
                <text:p>0.356046676635742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2666250861216">
                <text:p>0.052666250861216</text:p>
              </table:table-cell>
              <table:table-cell office:value-type="float" office:value="0.732687473297119">
                <text:p>0.732687473297119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78784098738327">
                <text:p>0.0478784098738327</text:p>
              </table:table-cell>
              <table:table-cell office:value-type="float" office:value="0.963317394256592">
                <text:p>0.963317394256592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5258271580297">
                <text:p>0.0435258271580297</text:p>
              </table:table-cell>
              <table:table-cell office:value-type="float" office:value="2.03890776634216">
                <text:p>2.03890776634216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9568933780027">
                <text:p>0.039568933780027</text:p>
              </table:table-cell>
              <table:table-cell office:value-type="float" office:value="4.50019240379334">
                <text:p>4.50019240379334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9717579818427">
                <text:p>0.0359717579818427</text:p>
              </table:table-cell>
              <table:table-cell office:value-type="float" office:value="8.00482535362244">
                <text:p>8.00482535362244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7015981653116">
                <text:p>0.0327015981653116</text:p>
              </table:table-cell>
              <table:table-cell office:value-type="float" office:value="18.3066005706787">
                <text:p>18.3066005706787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97287256048287">
                <text:p>0.0297287256048287</text:p>
              </table:table-cell>
              <table:table-cell office:value-type="float" office:value="38.0239005088806">
                <text:p>38.0239005088806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70261141862079">
                <text:p>0.0270261141862079</text:p>
              </table:table-cell>
              <table:table-cell office:value-type="float" office:value="88.0598168373108">
                <text:p>88.0598168373108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